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 office:value-type="string" calcext:value-type="string">
            <text:p>Cpp</text:p>
          </table:table-cell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 office:value-type="string" calcext:value-type="string">
            <text:p>Python</text:p>
          </table:table-cell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Python</text:p>
          </table:table-cell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Python</text:p>
          </table:table-cell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R</text:p>
          </table:table-cell>
          <table:table-cell table:style-name="ce405" office:value-type="string" calcext:value-type="string">
            <text:p>Cpp</text:p>
          </table:table-cell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 office:value-type="string" calcext:value-type="string">
            <text:p>Fortran</text:p>
          </table:table-cell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3:21:15.377656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9T14:10:51.982231353</dc:date>
    <meta:editing-duration>PT7H22M15S</meta:editing-duration>
    <meta:editing-cycles>43</meta:editing-cycles>
    <meta:generator>LibreOffice/6.0.6.2$Linux_X86_64 LibreOffice_project/00m0$Build-2</meta:generator>
    <meta:document-statistic meta:table-count="1" meta:cell-count="567" meta:object-count="0"/>
  </office:meta>
</office:document-meta>
</file>